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Text_20_body">
      <style:paragraph-properties fo:margin-left="0cm" fo:margin-right="0cm" fo:margin-top="0cm" fo:margin-bottom="0.265cm" style:contextual-spacing="false" style:line-height-at-least="0.794cm" fo:orphans="2" fo:widows="2" fo:text-indent="0cm" style:auto-text-indent="false" fo:padding="0cm" fo:border="none"/>
      <style:text-properties fo:font-variant="normal" fo:text-transform="none" fo:color="#000000" loext:opacity="100%" style:font-name="Lato" fo:font-size="10.5pt" fo:letter-spacing="normal" fo:font-style="normal" fo:font-weight="normal"/>
    </style:style>
    <style:style style:name="P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2pt" fo:letter-spacing="normal" fo:font-style="normal" fo:font-weight="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13_4275872574" text:style-name="Index_20_Link" text:visited-style-name="Index_20_Link">Introdução<text:tab/>2</text:a></text:p>
          <text:p text:style-name="P2"><text:a xlink:type="simple" xlink:href="#__RefHeading___Toc115_4275872574" text:style-name="Index_20_Link" text:visited-style-name="Index_20_Link">Objetivos<text:tab/>2</text:a></text:p>
          <text:p text:style-name="P3"><text:a xlink:type="simple" xlink:href="#__RefHeading___Toc117_4275872574" text:style-name="Index_20_Link" text:visited-style-name="Index_20_Link">Objetivo Principal<text:tab/>2</text:a></text:p>
          <text:p text:style-name="P3"><text:a xlink:type="simple" xlink:href="#__RefHeading___Toc119_4275872574" text:style-name="Index_20_Link" text:visited-style-name="Index_20_Link">Objetivo Secundário<text:tab/>2</text:a></text:p>
          <text:p text:style-name="P1"><text:a xlink:type="simple" xlink:href="#__RefHeading___Toc121_4275872574" text:style-name="Index_20_Link" text:visited-style-name="Index_20_Link">Pesquisa<text:tab/>3</text:a></text:p>
          <text:p text:style-name="P2"><text:a xlink:type="simple" xlink:href="#__RefHeading___Toc123_4275872574" text:style-name="Index_20_Link" text:visited-style-name="Index_20_Link">Metodologia<text:tab/>3</text:a></text:p>
          <text:p text:style-name="P2"><text:a xlink:type="simple" xlink:href="#__RefHeading___Toc125_4275872574" text:style-name="Index_20_Link" text:visited-style-name="Index_20_Link">Resultado<text:tab/>3</text:a></text:p>
          <text:p text:style-name="P3"><text:a xlink:type="simple" xlink:href="#__RefHeading___Toc127_4275872574" text:style-name="Index_20_Link" text:visited-style-name="Index_20_Link">Resultado previsto<text:tab/>3</text:a></text:p>
          <text:p text:style-name="P3"><text:a xlink:type="simple" xlink:href="#__RefHeading___Toc129_4275872574" text:style-name="Index_20_Link" text:visited-style-name="Index_20_Link">Resultado esperado<text:tab/>4</text:a></text:p>
        </text:index-body>
      </text:table-of-content>
      <text:h text:style-name="P4" text:outline-level="1"/>
      <text:h text:style-name="P5" text:outline-level="1"><text:bookmark-start text:name="__RefHeading___Toc113_4275872574"/>Introdução<text:bookmark-end text:name="__RefHeading___Toc113_4275872574"/></text:h>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7">Ex doloremque deleniti non sint commodi eos necessitatibus nostrum? Aut ipsam deleniti qui soluta excepturi ut dolor magni? Sed velit placeat aut animi quasi est alias sequi non ratione aspernatur sed perspiciatis eaque et corporis odit.</text:p>
      <text:h text:style-name="Heading_20_2" text:outline-level="2"><text:bookmark-start text:name="__RefHeading___Toc115_4275872574"/>Objetivos<text:bookmark-end text:name="__RefHeading___Toc115_4275872574"/></text:h>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7">Ex doloremque deleniti non sint commodi eos necessitatibus nostrum? Aut ipsam deleniti qui soluta excepturi ut dolor magni? Sed velit placeat aut animi quasi est alias sequi non ratione aspernatur sed perspiciatis eaque et corporis odit.</text:p>
      <text:h text:style-name="Heading_20_3" text:outline-level="3"><text:bookmark-start text:name="__RefHeading___Toc117_4275872574"/>Objetivo Principal<text:bookmark-end text:name="__RefHeading___Toc117_4275872574"/></text:h>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h text:style-name="Heading_20_3" text:outline-level="3"><text:bookmark-start text:name="__RefHeading___Toc119_4275872574"/>Objetivo Secundário<text:bookmark-end text:name="__RefHeading___Toc119_4275872574"/></text:h>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h text:style-name="Heading_20_1" text:outline-level="1"><text:bookmark-start text:name="__RefHeading___Toc121_4275872574"/><text:soft-page-break/>Pesquisa<text:bookmark-end text:name="__RefHeading___Toc121_4275872574"/></text:h>
      <text:p text:style-name="P7">Ex doloremque deleniti non sint commodi eos necessitatibus nostrum? Aut ipsam deleniti qui soluta excepturi ut dolor magni? Sed velit placeat aut animi quasi est alias sequi non ratione aspernatur sed perspiciatis eaque et corporis odit.</text:p>
      <text:h text:style-name="Heading_20_2" text:outline-level="2"><text:bookmark-start text:name="__RefHeading___Toc123_4275872574"/>Metodologia<text:bookmark-end text:name="__RefHeading___Toc123_4275872574"/></text:h>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h text:style-name="Heading_20_2" text:outline-level="2"><text:bookmark-start text:name="__RefHeading___Toc125_4275872574"/>Resultado<text:bookmark-end text:name="__RefHeading___Toc125_4275872574"/></text:h>
      <text:p text:style-name="P7">Ex doloremque deleniti non sint commodi eos necessitatibus nostrum? Aut ipsam deleniti qui soluta excepturi ut dolor magni? Sed velit placeat aut animi quasi est alias sequi non ratione aspernatur sed perspiciatis eaque et corporis odit.</text:p>
      <text:h text:style-name="Heading_20_3" text:outline-level="3"><text:bookmark-start text:name="__RefHeading___Toc127_4275872574"/>Resultado previsto<text:bookmark-end text:name="__RefHeading___Toc127_4275872574"/></text:h>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7">Ex doloremque deleniti non sint commodi eos necessitatibus nostrum? Aut ipsam deleniti qui soluta excepturi ut dolor magni? Sed velit placeat aut animi quasi est alias sequi non ratione aspernatur sed perspiciatis eaque et corporis odit.</text:p>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h text:style-name="Heading_20_3" text:outline-level="3"><text:bookmark-start text:name="__RefHeading___Toc129_4275872574"/><text:soft-page-break/>Resultado esperado<text:bookmark-end text:name="__RefHeading___Toc129_4275872574"/></text:h>
      <text:p text:style-name="P7">Lorem ipsum dolor sit amet. Non internos aperiam non necessitatibus eaque aut nesciunt harum ut assumenda repellendus ut galisum possimus. Qui omnis blanditiis et quia quas qui veritatis laborum eos sapiente excepturi sit molestiae accusamus et molestiae amet. Ut cumque dicta ut omnis ullam eum molestiae voluptate.</text:p>
      <text:p text:style-name="P7">Ex doloremque deleniti non sint commodi eos necessitatibus nostrum? Aut ipsam deleniti qui soluta excepturi ut dolor magni? Sed velit placeat aut animi quasi est alias sequi non ratione aspernatur sed perspiciatis eaque et corporis odit.</text:p>
      <text:p text:style-name="P7">Sit veritatis iusto hic amet reprehenderit est ullam numquam sit veritatis enim At fugit dolorem. Quo voluptatum mollitia qui repudiandae nobis et deleniti consequuntur ea quia laborum. Et incidunt dolorum vel corporis dolorem sit Quis reiciendis vel aspernatur possimus 33 inventore dolore? In labore sequi ut nisi rerum et maxime consequatur?</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23T22:55:55.787000000</meta:creation-date>
    <dc:date>2023-01-23T23:13:02.038000000</dc:date>
    <meta:editing-duration>PT17M6S</meta:editing-duration>
    <meta:editing-cycles>1</meta:editing-cycles>
    <meta:document-statistic meta:table-count="0" meta:image-count="0" meta:object-count="0" meta:page-count="4" meta:paragraph-count="37" meta:word-count="840" meta:character-count="5646" meta:non-whitespace-character-count="4843"/>
    <meta:generator>LibreOffice/7.4.4.2$Windows_X86_64 LibreOffice_project/85569322deea74ec9134968a29af2df5663baa21</meta:generator>
  </office:meta>
</office:document-meta>
</file>